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5">
      <style:paragraph-properties fo:margin-left="0.9846in" fo:margin-right="0in" fo:text-indent="-0.25in" style:auto-text-indent="false"/>
    </style:style>
    <style:style style:name="P5" style:family="paragraph" style:parent-style-name="Standard" style:list-style-name="L4">
      <style:paragraph-properties fo:margin-left="0.4925in" fo:margin-right="0in" fo:text-indent="-0.25in" style:auto-text-inden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OOT TRAFFIC ANALYTICS</text:p>
      <text:p text:style-name="Standard"/>
      <text:p text:style-name="Standard">This consists of two separate Projects/Classes</text:p>
      <text:list xml:id="list1663972823" text:style-name="L2">
        <text:list-item>
          <text:p text:style-name="P2">FootFootTheTracker – Data Collection</text:p>
        </text:list-item>
        <text:list-item>
          <text:p text:style-name="P2">FootMassager <text:s/>– Data Analysis</text:p>
        </text:list-item>
      </text:list>
      <text:p text:style-name="Standard"/>
      <text:p text:style-name="Standard"/>
      <text:p text:style-name="Standard">FEATURES:</text:p>
      <text:list xml:id="list1190985860" text:style-name="L3">
        <text:list-item>
          <text:p text:style-name="P3">FOOT FOOT THE TRACKER</text:p>
          <text:list>
            <text:list-item>
              <text:p text:style-name="P3">This Project Collects Data on people who pass by the Kinect Sensor.</text:p>
            </text:list-item>
            <text:list-item>
              <text:p text:style-name="P3">It collects the following items of information</text:p>
              <text:list>
                <text:list-item>
                  <text:p text:style-name="P3"><text:s/>Kinect User ID <text:s/>(not a very meaningful piece of data)</text:p>
                </text:list-item>
                <text:list-item>
                  <text:p text:style-name="P3">Project Name</text:p>
                </text:list-item>
                <text:list-item>
                  <text:p text:style-name="P3">Entry Time</text:p>
                </text:list-item>
                <text:list-item>
                  <text:p text:style-name="P3">Exit Time</text:p>
                </text:list-item>
              </text:list>
            </text:list-item>
            <text:list-item>
              <text:p text:style-name="P3">This information is collected in an XML file</text:p>
              <text:list>
                <text:list-item>
                  <text:p text:style-name="P3">All XML files exist in the subdirectory “FootTrafficFiles”</text:p>
                </text:list-item>
                <text:list-item>
                  <text:p text:style-name="P3">The name of each XML file is “footTrafficAnalytics__[FileCreationTime].kbpf”,<text:line-break/>where FileCreationTime is time in seconds since 1970.</text:p>
                </text:list-item>
                <text:list-item>
                  <text:p text:style-name="P3">The Maximum Size of each file is 999MB + perhaps a little bit of overhead</text:p>
                </text:list-item>
                <text:list-item>
                  <text:p text:style-name="P3">Each XML file starts with </text:p>
                  <text:list>
                    <text:list-item>
                      <text:p text:style-name="P3">XML declaration: <text:s/>&lt;?xml version="1.0" encoding="UTF-8"?&gt;</text:p>
                    </text:list-item>
                    <text:list-item>
                      <text:p text:style-name="P3">Document Type: &lt;!DOCTYPE FootTrafficML&gt;</text:p>
                    </text:list-item>
                    <text:list-item>
                      <text:p text:style-name="P3">Document Root: &lt;FootTraffic&gt;</text:p>
                    </text:list-item>
                  </text:list>
                </text:list-item>
              </text:list>
            </text:list-item>
            <text:list-item>
              <text:p text:style-name="P3">The Foot Tracker can be turned off and turned back on, and new data will be appended to the XML file. However, a Traumatic Closure of the program will cause problems. <text:s/>See “Known Issues” below.</text:p>
            </text:list-item>
            <text:list-item>
              <text:p text:style-name="P3">One can also convert these XML files to CSV files. <text:s/></text:p>
            </text:list-item>
          </text:list>
        </text:list-item>
      </text:list>
      <text:p text:style-name="Standard"/>
      <text:p text:style-name="Standard"/>
      <text:p text:style-name="Standard">Known Issues:</text:p>
      <text:list xml:id="list907908195" text:style-name="L1">
        <text:list-item>
          <text:p text:style-name="P1">Traumatic Exits will corrupt the XML file. <text:s/>The application relies on a clean close to Trigger onApplicationClose() signal and to correctly write out the ending of the XML File. <text:s/>A sudden SIGKILL or system crash will not only prevent this footer from being written, it will also leave the buffer unflushed, <text:s/>Therefore, irregularities may appear in the XML File. <text:s/>The right way to deal with this is to delete the last line from the XML File if it is not well-formed.</text:p>
        </text:list-item>
        <text:list-item>
          <text:p text:style-name="P1">How does the program run? <text:s/>Right now, the FootTracker is designed as a QApplication with a MainWindow . <text:s/>This was done so that I could correctly terminate the application by clicking the CloseWindow widget. <text:s/>However, it is unclear to me how best to wrap the functionality of this product feature.</text:p>
        </text:list-item>
      </text:list>
      <text:p text:style-name="Standard"/>
      <text:p text:style-name="Standard"/>
      <text:p text:style-name="Standard"/>
      <text:p text:style-name="Standard">FOOTMASSAGER</text:p>
      <text:list xml:id="list981774862" text:style-name="L4">
        <text:list-item>
          <text:p text:style-name="P5">This class reimplements the dsionAnalytics engine created by Billy. <text:s/></text:p>
        </text:list-item>
        <text:list-item>
          <text:p text:style-name="P5">I will be redesigning the analytics process from scratch</text:p>
        </text:list-item>
        <text:list-item>
          <text:p text:style-name="P5">Therefore, I will only mention the most significant changes</text:p>
        </text:list-item>
        <text:list-item>
          <text:p text:style-name="P5">Thus far the following changes have been made to Billy's design</text:p>
        </text:list-item>
      </text:list>
      <text:list xml:id="list1779417574" text:style-name="L5">
        <text:list-item>
          <text:list>
            <text:list-item>
              <text:list>
                <text:list-item>
                  <text:list>
                    <text:list-item>
                      <text:p text:style-name="P4">Able to handle large files (999MB+)</text:p>
                    </text:list-item>
                    <text:list-item>
                      <text:p text:style-name="P4"><text:soft-page-break/>Able to iterate through multiple files in a directory</text:p>
                    </text:list-item>
                    <text:list-item>
                      <text:p text:style-name="P4">In essence, the major change is that dsionAnalytics engine tried to store all data in local memory before writing it out to a graph.</text:p>
                    </text:list-item>
                    <text:list-item>
                      <text:p text:style-name="P4">My redesign instead processes the data right away and then forgets it, and then writes it out to a graph.</text:p>
                    </text:list-item>
                    <text:list-item>
                      <text:p text:style-name="P4">There are a lot of changes which need to be made beyond this, but I will save that for next week.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sion </meta:initial-creator>
    <meta:creation-date>2013-07-12T12:11:02</meta:creation-date>
    <dc:date>2013-07-12T18:24:55</dc:date>
    <dc:creator>dsion </dc:creator>
    <meta:editing-duration>PT29M17S</meta:editing-duration>
    <meta:editing-cycles>4</meta:editing-cycles>
    <meta:generator>LibreOffice/3.3$Linux LibreOffice_project/330m19$Build-202</meta:generator>
    <meta:document-statistic meta:table-count="0" meta:image-count="0" meta:object-count="0" meta:page-count="2" meta:paragraph-count="35" meta:word-count="451" meta:character-count="2572"/>
  </office:meta>
</office:document-meta>
</file>